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hilanka" svg:font-family="Chilanka" style:font-pitch="variable"/>
    <style:font-face style:name="Kalapi" svg:font-family="Kalapi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fo:font-weight="normal" officeooo:rsid="00713387" officeooo:paragraph-rsid="00713387" style:font-size-asian="14pt" style:font-style-asian="italic" style:font-weight-asian="normal" style:font-size-complex="16pt" style:font-style-complex="italic" style:font-weight-complex="normal"/>
    </style:style>
    <style:style style:name="P2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erif" fo:font-size="13pt" fo:font-style="normal" fo:font-weight="normal" officeooo:rsid="0048becb" officeooo:paragraph-rsid="0048becb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 style:list-style-name="L1">
      <loext:graphic-properties draw:fill="none"/>
      <style:paragraph-properties fo:text-align="justify" style:justify-single-word="false" fo:background-color="transparent"/>
      <style:text-properties style:font-name="Liberation Serif" fo:font-size="13pt" fo:font-style="normal" fo:font-weight="normal" officeooo:rsid="004a95f7" officeooo:paragraph-rsid="004a95f7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3pt" fo:font-style="normal" fo:font-weight="normal" officeooo:rsid="004a95f7" officeooo:paragraph-rsid="004a95f7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3pt" fo:font-style="normal" fo:font-weight="normal" officeooo:rsid="004ceaf0" officeooo:paragraph-rsid="004ceaf0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loext:graphic-properties draw:fill="none"/>
      <style:paragraph-properties fo:text-align="justify" style:justify-single-word="false" fo:background-color="transparent"/>
      <style:text-properties style:font-name="Liberation Serif" fo:font-size="16pt" fo:font-style="normal" fo:font-weight="bold" officeooo:rsid="004ceaf0" officeooo:paragraph-rsid="004ceaf0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 style:list-style-name="L12">
      <loext:graphic-properties draw:fill="none"/>
      <style:paragraph-properties fo:text-align="justify" style:justify-single-word="false" fo:background-color="transparent"/>
      <style:text-properties officeooo:paragraph-rsid="002b7621"/>
    </style:style>
    <style:style style:name="P8" style:family="paragraph" style:parent-style-name="Standard" style:list-style-name="L13">
      <loext:graphic-properties draw:fill="none"/>
      <style:paragraph-properties fo:text-align="justify" style:justify-single-word="false" fo:background-color="transparent"/>
      <style:text-properties officeooo:paragraph-rsid="0066633d"/>
    </style:style>
    <style:style style:name="P9" style:family="paragraph" style:parent-style-name="Standard" style:list-style-name="L14">
      <loext:graphic-properties draw:fill="none"/>
      <style:paragraph-properties fo:text-align="justify" style:justify-single-word="false" fo:background-color="transparent"/>
      <style:text-properties officeooo:paragraph-rsid="0027f959"/>
    </style:style>
    <style:style style:name="P10" style:family="paragraph" style:parent-style-name="Standard" style:list-style-name="L15">
      <loext:graphic-properties draw:fill="none"/>
      <style:paragraph-properties fo:text-align="justify" style:justify-single-word="false" fo:background-color="transparent"/>
      <style:text-properties officeooo:paragraph-rsid="0027f959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51552" officeooo:paragraph-rsid="00151552" style:font-size-asian="18pt" style:font-weight-asian="bold" style:font-size-complex="18pt" style:font-weight-complex="bold"/>
    </style:style>
    <style:style style:name="P12" style:family="paragraph" style:parent-style-name="Standard" style:master-page-name="">
      <loext:graphic-properties draw:fill="none"/>
      <style:paragraph-properties fo:margin-left="0cm" fo:margin-right="3.5cm" fo:text-align="end" style:justify-single-word="false" fo:text-indent="0cm" style:auto-text-indent="false" style:page-number="auto" fo:background-color="transparent"/>
      <style:text-properties fo:font-size="14pt" fo:font-style="italic" fo:font-weight="normal" officeooo:rsid="0016377e" officeooo:paragraph-rsid="0016377e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italic" fo:font-weight="normal" officeooo:rsid="0016377e" officeooo:paragraph-rsid="0016377e" style:font-size-asian="11.3500003814697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16377e" officeooo:paragraph-rsid="0016377e" style:font-size-asian="11.3500003814697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181359" officeooo:paragraph-rsid="0024e4c2" style:font-size-asian="11.3500003814697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1960c5" officeooo:paragraph-rsid="0024e4c2" style:font-size-asian="11.3500003814697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1d4b39" officeooo:paragraph-rsid="0024e4c2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22b44a" officeooo:paragraph-rsid="0022b44a" style:font-size-asian="11.3500003814697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24e4c2" officeooo:paragraph-rsid="0024e4c2" style:font-size-asian="11.3500003814697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27f959" officeooo:paragraph-rsid="0027f959" style:font-size-asian="11.3500003814697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27f959" officeooo:paragraph-rsid="002b7621" style:font-size-asian="11.3500003814697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27f959" officeooo:paragraph-rsid="00404b4e" style:font-size-asian="11.3500003814697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3pt" fo:font-style="normal" fo:font-weight="normal" officeooo:rsid="00413cef" officeooo:paragraph-rsid="00413cef" style:font-size-asian="11.3500003814697pt" style:font-style-asian="normal" style:font-weight-asian="normal" style:font-size-complex="13pt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ato Light1" fo:font-size="13pt" fo:font-style="normal" fo:font-weight="normal" officeooo:rsid="0027f959" officeooo:paragraph-rsid="0027f959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Liberation Serif" fo:font-size="13pt" fo:font-style="normal" fo:font-weight="normal" officeooo:rsid="0027f959" officeooo:paragraph-rsid="0027f959" style:font-size-asian="11.3500003814697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font-style="normal" fo:font-weight="bold" officeooo:rsid="0016377e" officeooo:paragraph-rsid="0016377e" style:font-size-asian="16pt" style:font-style-asian="normal" style:font-weight-asian="bold" style:font-size-complex="16pt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font-style="normal" fo:font-weight="bold" officeooo:rsid="0024e4c2" officeooo:paragraph-rsid="0024e4c2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font-style="normal" fo:font-weight="bold" officeooo:rsid="00413cef" officeooo:paragraph-rsid="00413cef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font-style="normal" fo:font-weight="bold" officeooo:rsid="0027f959" officeooo:paragraph-rsid="0027f959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6pt" fo:font-style="normal" fo:font-weight="bold" officeooo:rsid="0027f959" officeooo:paragraph-rsid="0066633d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Standard" style:list-style-name="L2" style:master-page-name="">
      <loext:graphic-properties draw:fill="none"/>
      <style:paragraph-properties fo:margin-left="0.801cm" fo:margin-right="0cm" fo:text-align="justify" style:justify-single-word="false" fo:text-indent="-0.101cm" style:auto-text-indent="false" style:page-number="auto" fo:background-color="transparent"/>
      <style:text-properties fo:font-size="13pt" fo:font-style="normal" fo:font-weight="normal" officeooo:rsid="0016377e" officeooo:paragraph-rsid="0016377e" style:font-size-asian="11.3500003814697pt" style:font-style-asian="normal" style:font-weight-asian="normal" style:font-size-complex="13pt" style:font-style-complex="normal" style:font-weight-complex="normal"/>
    </style:style>
    <style:style style:name="P32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16377e" officeooo:paragraph-rsid="0016377e" style:font-size-asian="11.3500003814697pt" style:font-style-asian="normal" style:font-weight-asian="normal" style:font-size-complex="13pt" style:font-style-complex="normal" style:font-weight-complex="normal"/>
    </style:style>
    <style:style style:name="P33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1e929a" officeooo:paragraph-rsid="001e929a" style:font-size-asian="11.3500003814697pt" style:font-style-asian="normal" style:font-weight-asian="normal" style:font-size-complex="13pt" style:font-style-complex="normal" style:font-weight-complex="normal"/>
    </style:style>
    <style:style style:name="P34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1efd8f" officeooo:paragraph-rsid="001efd8f" style:font-size-asian="11.3500003814697pt" style:font-style-asian="normal" style:font-weight-asian="normal" style:font-size-complex="13pt" style:font-style-complex="normal" style:font-weight-complex="normal"/>
    </style:style>
    <style:style style:name="P35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1f675d" officeooo:paragraph-rsid="001f675d" style:font-size-asian="11.3500003814697pt" style:font-style-asian="normal" style:font-weight-asian="normal" style:font-size-complex="13pt" style:font-style-complex="normal" style:font-weight-complex="normal"/>
    </style:style>
    <style:style style:name="P36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21b106" officeooo:paragraph-rsid="0021b106" style:font-size-asian="11.3500003814697pt" style:font-style-asian="normal" style:font-weight-asian="normal" style:font-size-complex="13pt" style:font-style-complex="normal" style:font-weight-complex="normal"/>
    </style:style>
    <style:style style:name="P37" style:family="paragraph" style:parent-style-name="Standard" style:list-style-name="L2">
      <loext:graphic-properties draw:fill="none"/>
      <style:paragraph-properties fo:margin-left="0.801cm" fo:margin-right="0cm" fo:text-align="justify" style:justify-single-word="false" fo:text-indent="-0.101cm" style:auto-text-indent="false" fo:background-color="transparent"/>
      <style:text-properties fo:font-size="13pt" fo:font-style="normal" fo:font-weight="normal" officeooo:rsid="0022b44a" officeooo:paragraph-rsid="0022b44a" style:font-size-asian="11.3500003814697pt" style:font-style-asian="normal" style:font-weight-asian="normal" style:font-size-complex="13pt" style:font-style-complex="normal" style:font-weight-complex="normal"/>
    </style:style>
    <style:style style:name="T1" style:family="text">
      <style:text-properties style:font-name="Lato Light"/>
    </style:style>
    <style:style style:name="T2" style:family="text">
      <style:text-properties style:font-name="Lato Light" officeooo:rsid="001d4b39"/>
    </style:style>
    <style:style style:name="T3" style:family="text">
      <style:text-properties style:font-name="Lato Light" officeooo:rsid="00743ff6"/>
    </style:style>
    <style:style style:name="T4" style:family="text">
      <style:text-properties officeooo:rsid="0019e018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e6272"/>
    </style:style>
    <style:style style:name="T7" style:family="text">
      <style:text-properties style:font-name="Liberation Serif" officeooo:rsid="0020be44"/>
    </style:style>
    <style:style style:name="T8" style:family="text">
      <style:text-properties style:font-name="Liberation Serif" officeooo:rsid="00275a96"/>
    </style:style>
    <style:style style:name="T9" style:family="text">
      <style:text-properties style:font-name="Liberation Serif" officeooo:rsid="00299266"/>
    </style:style>
    <style:style style:name="T10" style:family="text">
      <style:text-properties style:font-name="Liberation Serif" officeooo:rsid="002b7621"/>
    </style:style>
    <style:style style:name="T11" style:family="text">
      <style:text-properties style:font-name="Liberation Serif" officeooo:rsid="0022b44a"/>
    </style:style>
    <style:style style:name="T12" style:family="text">
      <style:text-properties style:font-name="Liberation Serif" officeooo:rsid="002c820f"/>
    </style:style>
    <style:style style:name="T13" style:family="text">
      <style:text-properties style:font-name="Liberation Serif" officeooo:rsid="002fe59e"/>
    </style:style>
    <style:style style:name="T14" style:family="text">
      <style:text-properties style:font-name="Liberation Serif" officeooo:rsid="0032d0a2"/>
    </style:style>
    <style:style style:name="T15" style:family="text">
      <style:text-properties style:font-name="Liberation Serif" officeooo:rsid="00341f0d"/>
    </style:style>
    <style:style style:name="T16" style:family="text">
      <style:text-properties style:font-name="Liberation Serif" officeooo:rsid="00345537"/>
    </style:style>
    <style:style style:name="T17" style:family="text">
      <style:text-properties style:font-name="Liberation Serif" officeooo:rsid="00355df1"/>
    </style:style>
    <style:style style:name="T18" style:family="text">
      <style:text-properties style:font-name="Liberation Serif" officeooo:rsid="0036ea64"/>
    </style:style>
    <style:style style:name="T19" style:family="text">
      <style:text-properties style:font-name="Liberation Serif" officeooo:rsid="0037f096"/>
    </style:style>
    <style:style style:name="T20" style:family="text">
      <style:text-properties style:font-name="Liberation Serif" officeooo:rsid="00383c4d"/>
    </style:style>
    <style:style style:name="T21" style:family="text">
      <style:text-properties style:font-name="Liberation Serif" officeooo:rsid="003bd225"/>
    </style:style>
    <style:style style:name="T22" style:family="text">
      <style:text-properties style:font-name="Liberation Serif" officeooo:rsid="003cea2d"/>
    </style:style>
    <style:style style:name="T23" style:family="text">
      <style:text-properties style:font-name="Liberation Serif" officeooo:rsid="003f0992"/>
    </style:style>
    <style:style style:name="T24" style:family="text">
      <style:text-properties style:font-name="Liberation Serif" officeooo:rsid="00413cef"/>
    </style:style>
    <style:style style:name="T25" style:family="text">
      <style:text-properties style:font-name="Liberation Serif" officeooo:rsid="0042d569"/>
    </style:style>
    <style:style style:name="T26" style:family="text">
      <style:text-properties style:font-name="Liberation Serif" officeooo:rsid="00434d93"/>
    </style:style>
    <style:style style:name="T27" style:family="text">
      <style:text-properties style:font-name="Liberation Serif" officeooo:rsid="00447c54"/>
    </style:style>
    <style:style style:name="T28" style:family="text">
      <style:text-properties style:font-name="Liberation Serif" officeooo:rsid="0044b60a"/>
    </style:style>
    <style:style style:name="T29" style:family="text">
      <style:text-properties style:font-name="Liberation Serif" officeooo:rsid="0044e498"/>
    </style:style>
    <style:style style:name="T30" style:family="text">
      <style:text-properties style:font-name="Liberation Serif" officeooo:rsid="0047508a"/>
    </style:style>
    <style:style style:name="T31" style:family="text">
      <style:text-properties style:font-name="Liberation Serif" officeooo:rsid="00600313"/>
    </style:style>
    <style:style style:name="T32" style:family="text">
      <style:text-properties style:font-name="Liberation Serif" officeooo:rsid="00606630"/>
    </style:style>
    <style:style style:name="T33" style:family="text">
      <style:text-properties style:font-name="Liberation Serif" officeooo:rsid="00612fb2"/>
    </style:style>
    <style:style style:name="T34" style:family="text">
      <style:text-properties style:font-name="Liberation Serif" officeooo:rsid="0062fb97"/>
    </style:style>
    <style:style style:name="T35" style:family="text">
      <style:text-properties style:font-name="Liberation Serif" officeooo:rsid="001d4b39"/>
    </style:style>
    <style:style style:name="T36" style:family="text">
      <style:text-properties style:font-name="Liberation Serif" officeooo:rsid="00651470"/>
    </style:style>
    <style:style style:name="T37" style:family="text">
      <style:text-properties style:font-name="Liberation Serif" fo:font-size="13pt" fo:font-weight="normal" style:font-size-asian="11.3500003814697pt" style:font-weight-asian="normal" style:font-size-complex="13pt" style:font-weight-complex="normal"/>
    </style:style>
    <style:style style:name="T38" style:family="text">
      <style:text-properties style:font-name="Liberation Serif" fo:font-size="13pt" fo:font-weight="normal" officeooo:rsid="003f0992" style:font-size-asian="11.3500003814697pt" style:font-weight-asian="normal" style:font-size-complex="13pt" style:font-weight-complex="normal"/>
    </style:style>
    <style:style style:name="T39" style:family="text">
      <style:text-properties style:font-name="Liberation Serif" fo:font-size="13pt" fo:font-weight="normal" officeooo:rsid="002b7621" style:font-size-asian="11.3500003814697pt" style:font-weight-asian="normal" style:font-size-complex="13pt" style:font-weight-complex="normal"/>
    </style:style>
    <style:style style:name="T40" style:family="text">
      <style:text-properties style:font-name="Liberation Serif" fo:font-size="13pt" fo:font-style="normal" fo:font-weight="normal" officeooo:rsid="003f0992" style:font-size-asian="11.3500003814697pt" style:font-style-asian="normal" style:font-weight-asian="normal" style:font-size-complex="13pt" style:font-style-complex="normal" style:font-weight-complex="normal"/>
    </style:style>
    <style:style style:name="T41" style:family="text">
      <style:text-properties style:font-name="Liberation Serif" fo:font-size="13pt" fo:font-style="normal" fo:font-weight="normal" officeooo:rsid="002b7621" style:font-size-asian="11.3500003814697pt" style:font-style-asian="normal" style:font-weight-asian="normal" style:font-size-complex="13pt" style:font-style-complex="normal" style:font-weight-complex="normal"/>
    </style:style>
    <style:style style:name="T42" style:family="text">
      <style:text-properties style:font-name="Liberation Serif" fo:font-size="13pt" fo:font-style="normal" fo:font-weight="normal" officeooo:rsid="002c820f" style:font-size-asian="11.3500003814697pt" style:font-style-asian="normal" style:font-weight-asian="normal" style:font-size-complex="13pt" style:font-style-complex="normal" style:font-weight-complex="normal"/>
    </style:style>
    <style:style style:name="T43" style:family="text">
      <style:text-properties style:font-name="Liberation Serif" fo:font-size="13pt" fo:font-style="normal" fo:font-weight="normal" officeooo:rsid="00341f0d" style:font-size-asian="11.3500003814697pt" style:font-style-asian="normal" style:font-weight-asian="normal" style:font-size-complex="13pt" style:font-style-complex="normal" style:font-weight-complex="normal"/>
    </style:style>
    <style:style style:name="T44" style:family="text">
      <style:text-properties style:font-name="Liberation Serif" fo:font-size="13pt" fo:font-style="normal" fo:font-weight="normal" officeooo:rsid="00355df1" style:font-size-asian="11.3500003814697pt" style:font-style-asian="normal" style:font-weight-asian="normal" style:font-size-complex="13pt" style:font-style-complex="normal" style:font-weight-complex="normal"/>
    </style:style>
    <style:style style:name="T45" style:family="text">
      <style:text-properties style:font-name="Liberation Serif" officeooo:rsid="0075671a"/>
    </style:style>
    <style:style style:name="T46" style:family="text">
      <style:text-properties style:text-line-through-style="none" style:text-line-through-type="none" style:font-name="Liberation Serif" officeooo:rsid="003f0992"/>
    </style:style>
    <style:style style:name="T47" style:family="text">
      <style:text-properties style:text-line-through-style="none" style:text-line-through-type="none" style:font-name="Liberation Serif" officeooo:rsid="0037f096"/>
    </style:style>
    <style:style style:name="T48" style:family="text">
      <style:text-properties officeooo:rsid="0047508a"/>
    </style:style>
    <style:style style:name="T49" style:family="text">
      <style:text-properties officeooo:rsid="0048becb"/>
    </style:style>
    <style:style style:name="T50" style:family="text">
      <style:text-properties officeooo:rsid="004b6c73"/>
    </style:style>
    <style:style style:name="T51" style:family="text">
      <style:text-properties officeooo:rsid="004ceaf0"/>
    </style:style>
    <style:style style:name="T52" style:family="text">
      <style:text-properties officeooo:rsid="004d3ae5"/>
    </style:style>
    <style:style style:name="T53" style:family="text">
      <style:text-properties officeooo:rsid="004f6930"/>
    </style:style>
    <style:style style:name="T54" style:family="text">
      <style:text-properties officeooo:rsid="0050346a"/>
    </style:style>
    <style:style style:name="T55" style:family="text">
      <style:text-properties officeooo:rsid="005810c2"/>
    </style:style>
    <style:style style:name="T56" style:family="text">
      <style:text-properties officeooo:rsid="00590ac2"/>
    </style:style>
    <style:style style:name="T57" style:family="text">
      <style:text-properties officeooo:rsid="005934cc"/>
    </style:style>
    <style:style style:name="T58" style:family="text">
      <style:text-properties style:font-name="Lato Light1"/>
    </style:style>
    <style:style style:name="T59" style:family="text">
      <style:text-properties style:font-name="Lato Light1" officeooo:rsid="00651470"/>
    </style:style>
    <style:style style:name="T60" style:family="text">
      <style:text-properties style:font-name="Lato Light1" officeooo:rsid="00413cef"/>
    </style:style>
    <style:style style:name="T61" style:family="text">
      <style:text-properties style:font-name="Lato Light1" officeooo:rsid="0050346a"/>
    </style:style>
    <style:style style:name="T62" style:family="text">
      <style:text-properties officeooo:rsid="005ed482"/>
    </style:style>
    <style:style style:name="T63" style:family="text">
      <style:text-properties officeooo:rsid="00694692"/>
    </style:style>
    <style:style style:name="T64" style:family="text">
      <style:text-properties officeooo:rsid="00696a4f"/>
    </style:style>
    <style:style style:name="T65" style:family="text">
      <style:text-properties officeooo:rsid="006a8280"/>
    </style:style>
    <style:style style:name="T66" style:family="text">
      <style:text-properties officeooo:rsid="006bb642"/>
    </style:style>
    <style:style style:name="T67" style:family="text">
      <style:text-properties officeooo:rsid="006f37be"/>
    </style:style>
    <style:style style:name="T68" style:family="text">
      <style:text-properties style:font-name="Liberation Serif1" officeooo:rsid="006f37be"/>
    </style:style>
    <style:style style:name="T69" style:family="text">
      <style:text-properties officeooo:rsid="00715a49"/>
    </style:style>
    <style:style style:name="T70" style:family="text">
      <style:text-properties officeooo:rsid="0072f98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Intégration des données – TP1 – Partie 1</text:p>
      <text:p text:style-name="P1">M1 – Informatique - Lum<text:span text:style-name="T69">i</text:span>n<text:span text:style-name="T70">y</text:span></text:p>
      <text:p text:style-name="P12">Gautier Maurice – 27 mars 2020</text:p>
      <text:p text:style-name="P13"/>
      <text:p text:style-name="P26">Structure des sources remisent :</text:p>
      <text:p text:style-name="P14"/>
      <text:list xml:id="list331360515" text:style-name="L2">
        <text:list-item>
          <text:p text:style-name="P31">Le dossier <text:span text:style-name="T1">data</text:span><text:span text:style-name="T3">sources</text:span> contient des sources de données au format <text:span text:style-name="T58">csv</text:span>.</text:p>
        </text:list-item>
        <text:list-item>
          <text:p text:style-name="P32">Le dossier <text:span text:style-name="T58">mediator_config</text:span> contient des fichiers de configuration<text:span text:style-name="T52">s</text:span> néc<text:span text:style-name="T62">es</text:span>saire<text:span text:style-name="T62">s</text:span> pour la construction des wrappers</text:p>
        </text:list-item>
        <text:list-item>
          <text:p text:style-name="P33"><text:span text:style-name="T6">L</text:span><text:span text:style-name="T5">e dossier </text:span><text:span text:style-name="T58">boost_1_72_0</text:span><text:span text:style-name="T5"> contient les headers </text:span><text:span text:style-name="T58">boost</text:span><text:span text:style-name="T5"> nécessaire</text:span><text:span text:style-name="T31">s</text:span><text:span text:style-name="T5"> pour la librairie </text:span><text:span text:style-name="T58">msql-connector-cpp</text:span></text:p>
        </text:list-item>
        <text:list-item>
          <text:p text:style-name="P34"><text:span text:style-name="T5">Le dossier </text:span><text:span text:style-name="T58">src</text:span><text:span text:style-name="T5"> contient les sources du TP</text:span></text:p>
        </text:list-item>
        <text:list-item>
          <text:p text:style-name="P34"><text:span text:style-name="T5">Le dossier </text:span><text:span text:style-name="T58">include</text:span><text:span text:style-name="T5"> contient les headers du TP</text:span></text:p>
        </text:list-item>
        <text:list-item>
          <text:p text:style-name="P34"><text:span text:style-name="T5">Le fichier </text:span><text:span text:style-name="T58">CMakeList.txt</text:span><text:span text:style-name="T5"> est nécessaire pour créer un </text:span><text:span text:style-name="T58">makefile</text:span><text:span text:style-name="T5"> compatible avec votre environnement.</text:span></text:p>
        </text:list-item>
        <text:list-item>
          <text:p text:style-name="P35"><text:span text:style-name="T5">Le script </text:span><text:span text:style-name="T58">sql_init_script.sql</text:span><text:span text:style-name="T5"> cré</text:span><text:span text:style-name="T32">é</text:span><text:span text:style-name="T5"> une base de données ‘maurice_gautier_inte_donnees_tp1’ et cré</text:span><text:span text:style-name="T33">é</text:span><text:span text:style-name="T5"> un utilisateur </text:span><text:span text:style-name="T7">local </text:span><text:span text:style-name="T5">‘tp1-user-gm’ avec tout les droits sur cette base de données.</text:span></text:p>
        </text:list-item>
        <text:list-item>
          <text:p text:style-name="P36"><text:span text:style-name="T5">Le script </text:span><text:span text:style-name="T58">sql_view_creation.sql</text:span><text:span text:style-name="T5"> cré</text:span><text:span text:style-name="T34">é</text:span><text:span text:style-name="T5"> une vue intéressante pour répondre à l’énoncé du TP.</text:span></text:p>
        </text:list-item>
        <text:list-item>
          <text:p text:style-name="P36"><text:span text:style-name="T5">Le script </text:span><text:span text:style-name="T58">sql_close_script.sql</text:span><text:span text:style-name="T5"> détruit la base de données et l’utilisateur.</text:span></text:p>
        </text:list-item>
        <text:list-item>
          <text:p text:style-name="P37"><text:span text:style-name="T5">Le script </text:span><text:span text:style-name="T58">local-build-mysqlconnector++.sh</text:span><text:span text:style-name="T5"> clone le dépôt </text:span><text:span text:style-name="T58">git</text:span><text:span text:style-name="T5"> officiel de </text:span><text:span text:style-name="T58">my-sql-connector++</text:span><text:span text:style-name="T5"> dans le dossier </text:span><text:span text:style-name="T58">mysql-connector-cpp</text:span><text:span text:style-name="T5"> et installe </text:span><text:span text:style-name="T45">une version compatible avec votre environnement</text:span><text:span text:style-name="T5"> dans le dossier </text:span><text:span text:style-name="T58">mysql-conn-cpp</text:span><text:span text:style-name="T5">.</text:span></text:p>
        </text:list-item>
      </text:list>
      <text:p text:style-name="P18"><text:span text:style-name="T5"/></text:p>
      <text:p text:style-name="P27"><text:span text:style-name="T5">Prérequis :</text:span></text:p>
      <text:p text:style-name="P15"/>
      <text:p text:style-name="P16"><text:tab/>Le projet a été écrit en c++, pour compiler et installer les librairies requises dans le répertoire du projet, il faut avoir <text:span text:style-name="T1">CMake</text:span>, <text:span text:style-name="T1">Git</text:span> d’installer et disposer des librairies <text:span text:style-name="T4">standard c++ ainsi qu’un d’un compilateur c++ ( comme g++ ). </text:span><text:span text:style-name="T2">CMake</text:span><text:span text:style-name="T35"> et </text:span><text:span text:style-name="T2">Git</text:span><text:span text:style-name="T35"> doivent être accessible via les commande </text:span><text:span text:style-name="T2">cmake</text:span><text:span text:style-name="T35"> et </text:span><text:span text:style-name="T2">git </text:span><text:span text:style-name="T6">depuis un terminal.</text:span></text:p>
      <text:p text:style-name="P17"><text:span text:style-name="T6"><text:tab/></text:span><text:span text:style-name="T24">Un environnement </text:span><text:span text:style-name="T59">MyS</text:span><text:span text:style-name="T60">ql</text:span><text:span text:style-name="T24"> opérationnel sur lequel vous pouvez créer des bases de données et des utilisateurs</text:span></text:p>
      <text:p text:style-name="P17"><text:span text:style-name="T6"/></text:p>
      <text:p text:style-name="P28"><text:span text:style-name="T6">L</text:span><text:span text:style-name="T5">ibrairies utilisées :</text:span></text:p>
      <text:p text:style-name="P23"><text:span text:style-name="T5"><text:tab/>-</text:span><text:span text:style-name="T27">STL</text:span><text:span text:style-name="T5"> </text:span><text:span text:style-name="T27">C</text:span><text:span text:style-name="T5">++ </text:span><text:a xlink:type="simple" xlink:href="https://en.cppreference.com/w/" text:style-name="Internet_20_link" text:visited-style-name="Visited_20_Internet_20_Link"><text:span text:style-name="T5">https://en.cppreference.com/w/</text:span></text:a></text:p>
      <text:p text:style-name="P23"><text:span text:style-name="T5"><text:tab/>-</text:span><text:span text:style-name="T27">M</text:span><text:span text:style-name="T5">y</text:span><text:span text:style-name="T27">S</text:span><text:span text:style-name="T25">ql </text:span><text:span text:style-name="T26">5.7 ou plus</text:span></text:p>
      <text:p text:style-name="P23"><text:span text:style-name="T25"><text:tab/>-</text:span><text:span text:style-name="T27">MySql Connector/C++ </text:span><text:a xlink:type="simple" xlink:href="https://dev.mysql.com/doc/dev/connector-cpp/8.0/" text:style-name="Internet_20_link" text:visited-style-name="Visited_20_Internet_20_Link"><text:span text:style-name="T27">https://dev.mysql.com/doc/dev/connector-cpp/8.0/</text:span></text:a></text:p>
      <text:p text:style-name="P19"><text:span text:style-name="T5"><text:tab/></text:span></text:p>
      <text:p text:style-name="P30"><text:span text:style-name="T5">Comment utiliser les sources :</text:span></text:p>
      <text:list xml:id="list2991452603" text:style-name="L13">
        <text:list-item>
          <text:p text:style-name="P8"><text:span text:style-name="T40">Créer</text:span><text:span text:style-name="T41"> </text:span><text:span text:style-name="T40">l</text:span><text:span text:style-name="T41">es exécutable :</text:span></text:p>
        </text:list-item>
      </text:list>
      <text:p text:style-name="P21"><text:span text:style-name="T10"><text:tab/><text:tab/>Lancer le script <text:s/></text:span><text:span text:style-name="T22">$ ./</text:span><text:span text:style-name="T11">local-build-mysqlconnector++.sh.</text:span></text:p>
      <text:p text:style-name="P21"><text:span text:style-name="T11"><text:tab/><text:tab/></text:span><text:span text:style-name="T10">Lancer la commande </text:span><text:span text:style-name="T22">$ </text:span><text:span text:style-name="T10">cmake .</text:span></text:p>
      <text:p text:style-name="P21"><text:span text:style-name="T10"><text:tab/><text:tab/>Puis </text:span><text:span text:style-name="T22">$ </text:span><text:span text:style-name="T10">make</text:span></text:p>
      <text:list xml:id="list2822633953" text:style-name="L12">
        <text:list-item>
          <text:p text:style-name="P7"><text:span text:style-name="T42">Initialis</text:span><text:span text:style-name="T40">er</text:span><text:span text:style-name="T42"> la base de données :</text:span></text:p>
        </text:list-item>
      </text:list>
      <text:p text:style-name="P21"><text:span text:style-name="T9"><text:tab/><text:tab/></text:span><text:span text:style-name="T13">L</text:span><text:span text:style-name="T9">ancer le script sql_init_script.sql dans </text:span><text:span text:style-name="T14">un</text:span><text:span text:style-name="T9"> environnement </text:span><text:span text:style-name="T24">my</text:span><text:span text:style-name="T9">sql</text:span></text:p>
      <text:p text:style-name="P21"><text:soft-page-break/><text:span text:style-name="T9"><text:tab/><text:tab/></text:span><text:span text:style-name="T23">$ mysql -u </text:span><text:span text:style-name="T46">sql-login &lt; sql_init_script.sql</text:span></text:p>
      <text:list xml:id="list2653682330" text:style-name="L14">
        <text:list-item>
          <text:p text:style-name="P9"><text:span text:style-name="T43">Charger la base de données grâce aux wrappers :</text:span></text:p>
        </text:list-item>
      </text:list>
      <text:p text:style-name="P20"><text:span text:style-name="T9"><text:tab/><text:tab/></text:span><text:span text:style-name="T23">$ </text:span><text:span text:style-name="T9">./</text:span><text:span text:style-name="T16">bin/app</text:span></text:p>
      <text:list xml:id="list3648088579" text:style-name="L15">
        <text:list-item>
          <text:p text:style-name="P10"><text:span text:style-name="T44">Créer la vue :</text:span></text:p>
        </text:list-item>
      </text:list>
      <text:p text:style-name="P20"><text:span text:style-name="T17"><text:tab/><text:tab/></text:span><text:span text:style-name="T18">Lancer le script </text:span><text:span text:style-name="T19">view_creation.sql dans le même environnement </text:span><text:span text:style-name="T24">my</text:span><text:span text:style-name="T19">sql</text:span></text:p>
      <text:p text:style-name="P22"><text:span text:style-name="T19"><text:tab/><text:tab/></text:span><text:span text:style-name="T23">$ mysql -u </text:span><text:span text:style-name="T46">sql-login &lt; <text:s/></text:span><text:span text:style-name="T47">view_creation.sql</text:span></text:p>
      <text:p text:style-name="P20"><text:span text:style-name="T19"><text:tab/><text:tab/></text:span></text:p>
      <text:p text:style-name="P20"><text:span text:style-name="T19"><text:tab/></text:span><text:span text:style-name="T20">A ce stade, l’utilisateur du TP peut utiliser la vue TouristeCinephile pour répondre à ses besoins.</text:span></text:p>
      <text:p text:style-name="P20"><text:span text:style-name="T20"/></text:p>
      <text:p text:style-name="P29"><text:span text:style-name="T29">Le fonctionnement de</text:span><text:span text:style-name="T28"> ./bin/app</text:span></text:p>
      <text:p text:style-name="P20"><text:span text:style-name="T20"/></text:p>
      <text:p text:style-name="P20"><text:span text:style-name="T21"><text:tab/></text:span><text:span text:style-name="T30">Dans le main.cpp, l’application propose une fonction : </text:span></text:p>
      <text:p text:style-name="P24"><text:span text:style-name="T48">void load_wrapper(std::string config_path, std::shared_ptr&lt;sql::Connection&gt; connection)</text:span></text:p>
      <text:p text:style-name="P24"/>
      <text:p text:style-name="P25"><text:tab/><text:span text:style-name="T49">C’est la fonction principale, elle va :</text:span></text:p>
      <text:list xml:id="list1873302186" text:style-name="L1">
        <text:list-item>
          <text:p text:style-name="P2">Utiliser la wrapper factory pour instancier le bon wrapper à partir du fichier de configuration</text:p>
        </text:list-item>
        <text:list-item>
          <text:p text:style-name="P3"><text:span text:style-name="T64">Donner</text:span> <text:span text:style-name="T65">la</text:span> conne<text:span text:style-name="T63">x</text:span>ion sql <text:span text:style-name="T66">au</text:span> wrapper </text:p>
        </text:list-item>
        <text:list-item>
          <text:p text:style-name="P3">Demander au wrapper de remplir la base de données.</text:p>
        </text:list-item>
      </text:list>
      <text:p text:style-name="P4"><text:tab/><text:span text:style-name="T50">Le format des fichiers de configurations est, pour l’instant, très simple étant donné que notre application ne supporte que les wrapper CSV → SQL</text:span></text:p>
      <text:p text:style-name="P4"><text:tab/></text:p>
      <text:p text:style-name="P6">Futures améliorations :</text:p>
      <text:p text:style-name="P5"><text:tab/>-<text:span text:style-name="T53">Faire en sorte que l’utilisateur de ./bin/app n’ait pas à toucher le code :</text:span></text:p>
      <text:p text:style-name="P5"><text:tab/><text:tab/><text:span text:style-name="T54">Par exemple créer un fichier </text:span><text:span text:style-name="T61">config.list</text:span><text:span text:style-name="T54"> qui liste les chemins vers les fichiers de configurations de wrapper qu’on souhaite (re)charger. L’application va juste lire ce fichier, et pour chaque ligne instancier le wrapper configuré à ce chemin et le charger.</text:span></text:p>
      <text:p text:style-name="P5"><text:tab/>-<text:span text:style-name="T55">Implanter des wrappers XML → SQL, JSON → SQL</text:span></text:p>
      <text:p text:style-name="P5"><text:tab/>-<text:span text:style-name="T56">Proposer des factories adéquate.</text:span></text:p>
      <text:p text:style-name="P5"><text:tab/>-<text:span text:style-name="T68">É</text:span><text:span text:style-name="T67">crire une documentation du format des fichiers de configurations pour les futurs utilisateurs de l’applic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Chilanka" svg:font-family="Chilanka" style:font-pitch="variable"/>
    <style:font-face style:name="Kalapi" svg:font-family="Kalapi" style:font-pitch="variable"/>
    <style:font-face style:name="Lato Light" svg:font-family="'Lato Light'" style:font-pitch="variable"/>
    <style:font-face style:name="Lato Light1" svg:font-family="'Lato Light'" style:font-adornments="Light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22:22.397073863</meta:creation-date>
    <dc:date>2020-03-27T16:45:14.694730765</dc:date>
    <meta:editing-duration>PT1H22M12S</meta:editing-duration>
    <meta:editing-cycles>97</meta:editing-cycles>
    <meta:generator>LibreOffice/6.0.7.3$Linux_X86_64 LibreOffice_project/00m0$Build-3</meta:generator>
    <meta:document-statistic meta:table-count="0" meta:image-count="0" meta:object-count="0" meta:page-count="2" meta:paragraph-count="52" meta:word-count="514" meta:character-count="3439" meta:non-whitespace-character-count="2948"/>
  </office:meta>
</office:document-meta>
</file>